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血圧</text:p>
          </table:table-cell>
          <table:table-cell table:number-columns-repeated="2"/>
        </table:table-row>
        <table:table-row table:style-name="ro1">
          <table:table-cell office:value-type="string">
            <text:p>標準偏差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実測値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実際の値</text:p>
          </table:table-cell>
          <table:table-cell office:value-type="string">
            <text:p>下限</text:p>
          </table:table-cell>
          <table:table-cell table:formula="of:= [.$B$3] - 1.96 * [.$B$2]" office:value-type="float" office:value="118.24">
            <text:p>118.24</text:p>
          </table:table-cell>
        </table:table-row>
        <table:table-row table:style-name="ro1">
          <table:table-cell/>
          <table:table-cell office:value-type="string">
            <text:p>上限</text:p>
          </table:table-cell>
          <table:table-cell table:formula="of:= [.$B$3] + 1.96 * [.$B$2]" office:value-type="float" office:value="141.76">
            <text:p>141.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2019/10/28</text:date>, <text:time>21:59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8T21:59:21.31</dc:date>
    <meta:editing-duration>PT56M50S</meta:editing-duration>
    <meta:editing-cycles>9</meta:editing-cycles>
    <meta:generator>OpenOffice/4.1.6$Win32 OpenOffice.org_project/416m1$Build-9790</meta:generator>
    <meta:document-statistic meta:table-count="1" meta:cell-count="10" meta:object-count="0"/>
  </office:meta>
</office:document-meta>
</file>